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normal" officeooo:rsid="0006c158" officeooo:paragraph-rsid="0006c158" style:font-weight-asian="normal" style:font-weight-complex="normal"/>
    </style:style>
    <style:style style:name="P3" style:family="paragraph" style:parent-style-name="Standard">
      <style:text-properties fo:font-weight="normal" officeooo:rsid="0008012c" officeooo:paragraph-rsid="0008012c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style:font-size-asian="20pt" style:font-weight-asian="normal" style:font-size-complex="20pt" style:font-weight-complex="normal"/>
    </style:style>
    <style:style style:name="P5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style="italic" fo:font-weight="normal" officeooo:rsid="0018adb1" officeooo:paragraph-rsid="00063dee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fo:font-size="12pt" fo:font-style="italic" officeooo:rsid="0018adb1" officeooo:paragraph-rsid="00063dee" style:font-size-asian="12pt" style:font-style-asian="italic" style:font-size-complex="12pt" style:font-style-complex="italic"/>
    </style:style>
    <style:style style:name="P8" style:family="paragraph" style:parent-style-name="Standard" style:list-style-name="L1">
      <style:text-properties fo:font-weight="normal" officeooo:rsid="0006c158" officeooo:paragraph-rsid="0006c158" style:font-weight-asian="normal" style:font-weight-complex="normal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8685c" style:font-style-asian="italic" style:font-weight-asian="bold" style:font-style-complex="italic" style:font-weight-complex="bold"/>
    </style:style>
    <style:style style:name="T3" style:family="text">
      <style:text-properties officeooo:rsid="0009c9bc"/>
    </style:style>
    <style:style style:name="T4" style:family="text">
      <style:text-properties officeooo:rsid="000b464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TP6: File Systems</text:p>
      <text:p text:style-name="P7">Alumno: Juan Cruz Mateos</text:p>
      <text:p text:style-name="P6">Mat. 15134</text:p>
      <text:p text:style-name="P6"/>
      <text:p text:style-name="P5"><text:tab/>El TP se puede realizar individualmente o en grupo de 2 o 3 alumnos. Deben entregarlo todos, indicando los integrantes del grupo.</text:p>
      <text:p text:style-name="P1"/>
      <text:p text:style-name="P1"/>
      <text:p text:style-name="P1">1) Desarrollar un sistema de archivo a partir de un archivo XML.</text:p>
      <text:p text:style-name="P1"/>
      <text:p text:style-name="P1"><text:tab/>(Si no conocen XML pueden esperar a la siguiente teoría que se ve el tema)</text:p>
      <text:p text:style-name="P1"/>
      <text:p text:style-name="P1">2) Desarrollar un programa que permita extraer un jpeg de un disco sin necesidad de leer el file-system.</text:p>
      <text:p text:style-name="P1"/>
      <text:p text:style-name="P1"/>
      <text:p text:style-name="P2">Integrantes del grupo:</text:p>
      <text:list xml:id="list3595082098" text:style-name="L1">
        <text:list-item>
          <text:p text:style-name="P8">Noelia Echeverría</text:p>
        </text:list-item>
        <text:list-item>
          <text:p text:style-name="P8">Maria Camila Ezama</text:p>
        </text:list-item>
        <text:list-item>
          <text:p text:style-name="P8">Juan Cruz Mateos</text:p>
          <text:p text:style-name="P8"/>
        </text:list-item>
      </text:list>
      <text:p text:style-name="P3">Los ejercicios fueron resu<text:span text:style-name="T4">e</text:span>ltos en <text:span text:style-name="T3">los</text:span> archivo<text:span text:style-name="T3">s</text:span> <text:span text:style-name="T1">file-system.py </text:span><text:span text:style-name="T2">y filesistem.xml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30T19:39:41.856604474</meta:creation-date>
    <meta:generator>LibreOffice/7.2.2.2$Linux_X86_64 LibreOffice_project/20$Build-2</meta:generator>
    <dc:date>2021-11-30T20:33:04.730059445</dc:date>
    <meta:editing-duration>PT49M16S</meta:editing-duration>
    <meta:editing-cycles>12</meta:editing-cycles>
    <meta:document-statistic meta:table-count="0" meta:image-count="0" meta:object-count="0" meta:page-count="1" meta:paragraph-count="13" meta:word-count="101" meta:character-count="581" meta:non-whitespace-character-count="493"/>
  </office:meta>
</office:document-meta>
</file>